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style:vertical-align="middle"/>
    </style:style>
    <style:style style:name="ce29" style:family="table-cell" style:parent-style-name="Default">
      <style:table-cell-properties fo:background-color="transparent" style:vertical-align="middle"/>
    </style:style>
    <style:style style:name="ce41"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35"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39"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8" style:family="table-cell" style:parent-style-name="Default">
      <style:table-cell-properties fo:background-color="#ffff00"/>
    </style:style>
    <style:style style:name="ce117" style:family="table-cell" style:parent-style-name="Default">
      <style:table-cell-properties fo:background-color="#ff3333" style:text-align-source="fix" style:repeat-content="false"/>
      <style:paragraph-properties fo:text-align="end" fo:margin-left="0pt"/>
    </style:style>
    <style:style style:name="ce119" style:family="table-cell" style:parent-style-name="Default">
      <style:table-cell-properties fo:background-color="#ff6600"/>
      <style:text-properties fo:font-weight="normal" style:font-weight-asian="normal" style:font-weight-complex="normal"/>
    </style:style>
    <style:style style:name="ce116" style:family="table-cell" style:parent-style-name="Default">
      <style:table-cell-properties fo:background-color="#ff3333"/>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8"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8"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8"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8"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9"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8"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9"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1"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35" office:value-type="string" calcext:value-type="string">
            <text:p>Painoarvo</text:p>
          </table:table-cell>
          <table:table-cell table:style-name="ce35" office:value-type="string" calcext:value-type="string">
            <text:p>Tyyppi</text:p>
          </table:table-cell>
          <table:table-cell table:style-name="ce39"/>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20"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20"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00" calcext:value-type="float">
            <text:p>800</text:p>
          </table:table-cell>
          <table:table-cell table:style-name="ce100" office:value-type="string" calcext:value-type="string">
            <text:p>Mapit, tyhjiä luonnoksi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3"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700" calcext:value-type="float">
            <text:p>700</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677" calcext:value-type="float">
            <text:p>677</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20"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20"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20"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89" calcext:value-type="float">
            <text:p>789</text:p>
          </table:table-cell>
          <table:table-cell office:value-type="string" calcext:value-type="string">
            <text:p>Datakonfiguraatio, rajoitteet, VALUE ja FIELD</text:p>
          </table:table-cell>
          <table:table-cell table:number-columns-repeated="7"/>
          <table:table-cell table:style-name="ce20" office:value-type="string" calcext:value-type="string">
            <text:p>Jos valitsee vaatimuksen kohteen tyypiksi FIELD, niin tarkistettavan kentän vaatimuksen tyyppi voi olla REGEX. Jos kohteen tyyppi on FIELD, niin tarkistus tehdään "Kohteen sisältö"-kentän identifioimaa kenttää vasten. Se, mitä tarkastellaan, määritellään Kohteen tarkistukset -kohdassa, eli vaikka EQUALS, VALUE ja 10.</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85" calcext:value-type="float">
            <text:p>785</text:p>
          </table:table-cell>
          <table:table-cell office:value-type="string" calcext:value-type="string">
            <text:p>Datakonfiguraatio, nimetyt rajoitteet</text:p>
          </table:table-cell>
          <table:table-cell table:number-columns-repeated="7"/>
          <table:table-cell table:style-name="ce20" office:value-type="string" calcext:value-type="string">
            <text:p>Nimetyt rajoitteet ovat rajoitteissa ja sarjoituksissa käytettäviä erikoiskenttiä, joihin voidaan viitata toisista rajoitteista ja sarjoituksista. Niiden toiminto ja sisältö on sama kuin rajoitteiden, ainoana erona se että operaatiotyypin sijaan rajoite nimetään yksilöivällä nimel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20"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20"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20"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20"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Piilotettuja kenttiä EI näytetä käyttöliittymässä (siksi nitä kutsutaan piilotetuiks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20"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20"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1">00/00/0000</text:date>, <text:time style:data-style-name="N2" text:time-value="12:28:59.5490294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1-01T13:33:01.487613375</dc:date>
    <meta:editing-duration>P76DT16H23M13S</meta:editing-duration>
    <meta:editing-cycles>311</meta:editing-cycles>
    <meta:generator>LibreOffice/6.0.6.2$Linux_X86_64 LibreOffice_project/00m0$Build-2</meta:generator>
    <meta:document-statistic meta:table-count="2" meta:cell-count="1213" meta:object-count="0"/>
  </office:meta>
</office:document-meta>
</file>